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b109" officeooo:paragraph-rsid="0013b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hol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0:23:11.122214286</meta:creation-date>
    <dc:date>2018-12-28T10:23:34.138985263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0.7.3$Linux_X86_64 LibreOffice_project/00m0$Build-3</meta:generator>
  </office:meta>
</office:document-meta>
</file>